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dzie">
        <draw:custom-shape draw:style-name="gr1" draw:text-style-name="P1" draw:layer="layout" svg:width="3.8cm" svg:height="1.4cm" svg:x="4.3cm" svg:y="1cm">
          <text:p text:style-name="P1">new_game.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1.3cm" svg:x="1cm" svg:y="1cm">
          <text:p text:style-name="P1">New g.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cm" svg:y1="1.7cm" svg:x2="4.4cm" svg:y2="1.7cm">
          <text:p/>
        </draw:line>
        <draw:line draw:style-name="gr3" draw:text-style-name="P1" draw:layer="layout" svg:x1="8cm" svg:y1="1.8cm" svg:x2="9.4cm" svg:y2="1.8cm">
          <text:p/>
        </draw:line>
        <draw:frame draw:style-name="gr4" draw:text-style-name="P2" draw:layer="layout" svg:width="4.1cm" svg:height="0.95cm" svg:x="9.4cm" svg:y="1.4cm">
          <draw:text-box>
            <text:p text:style-name="P2"><text:span text:style-name="T1">Spustí novú hru </text:span></text:p>
          </draw:text-box>
        </draw:frame>
        <draw:custom-shape draw:style-name="gr2" draw:text-style-name="P1" draw:layer="layout" svg:width="2.4cm" svg:height="1.4cm" svg:x="1cm" svg:y="3.1cm">
          <text:p text:style-name="P1">Open g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1.4cm" svg:x="4.3cm" svg:y="3.1cm">
          <text:p text:style-name="P1">fileChooserDialo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3.8cm" svg:x2="4.4cm" svg:y2="3.8cm">
          <text:p/>
        </draw:line>
        <draw:line draw:style-name="gr3" draw:text-style-name="P1" draw:layer="layout" svg:x1="9.4cm" svg:y1="3.8cm" svg:x2="10.5cm" svg:y2="3.8cm">
          <text:p/>
        </draw:line>
        <draw:custom-shape draw:style-name="gr6" draw:text-style-name="P1" draw:layer="layout" svg:width="4.4cm" svg:height="1.3cm" svg:x="10.5cm" svg:y="3.2cm">
          <text:p text:style-name="P1">Je dokončená?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cm" svg:y1="3.8cm" svg:x2="17cm" svg:y2="3.8cm">
          <text:p text:style-name="P3"><text:span text:style-name="T1">áno</text:span></text:p>
        </draw:line>
        <draw:custom-shape draw:style-name="gr1" draw:text-style-name="P1" draw:layer="layout" svg:width="5.1cm" svg:height="1.4cm" svg:x="17cm" svg:y="3.1cm">
          <text:p text:style-name="P1">whether_replay.ui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2cm" svg:height="0.9cm" svg:x="16.9cm" svg:y="5.4cm">
          <draw:text-box>
            <text:p text:style-name="P2"><text:span text:style-name="T1">Pokračuje sa v hraní</text:span></text:p>
          </draw:text-box>
        </draw:frame>
        <draw:line draw:style-name="gr7" draw:text-style-name="P3" draw:layer="layout" svg:x1="14.9cm" svg:y1="4.1cm" svg:x2="17.1cm" svg:y2="5.6cm">
          <text:p text:style-name="P3"><text:span text:style-name="T1">nie</text:span></text:p>
        </draw:line>
        <draw:custom-shape draw:style-name="gr1" draw:text-style-name="P1" draw:layer="layout" svg:width="4.1cm" svg:height="1.4cm" svg:x="19.2cm" svg:y="9.2cm">
          <text:p text:style-name="P1">replay_opts.ui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cm" svg:height="0.806cm" svg:x="24.4cm" svg:y="9.6cm">
          <draw:text-box>
            <text:p text:style-name="P2"><text:span text:style-name="T1">Prehrá hru</text:span></text:p>
          </draw:text-box>
        </draw:frame>
        <draw:line draw:style-name="gr3" draw:text-style-name="P1" draw:layer="layout" svg:x1="23.3cm" svg:y1="10cm" svg:x2="24.4cm" svg:y2="10cm">
          <text:p/>
        </draw:line>
        <draw:line draw:style-name="gr3" draw:text-style-name="P1" draw:layer="layout" svg:x1="22.1cm" svg:y1="4.1cm" svg:x2="22.9cm" svg:y2="9.2cm">
          <text:p/>
        </draw:line>
        <draw:custom-shape draw:style-name="gr2" draw:text-style-name="P1" draw:layer="layout" svg:width="2.3cm" svg:height="1.4cm" svg:x="1cm" svg:y="6.1cm">
          <text:p text:style-name="P1">Save g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1.4cm" svg:x="4.299cm" svg:y="6.099cm">
          <text:p text:style-name="P1">fileChooserDialo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3cm" svg:y1="6.8cm" svg:x2="4.3cm" svg:y2="6.8cm">
          <text:p/>
        </draw:line>
        <draw:frame draw:style-name="gr8" draw:text-style-name="P2" draw:layer="layout" svg:width="5cm" svg:height="0.9cm" svg:x="10.3cm" svg:y="6.5cm">
          <draw:text-box>
            <text:p text:style-name="P2"><text:span text:style-name="T1">Uloží hru</text:span></text:p>
          </draw:text-box>
        </draw:frame>
        <draw:line draw:style-name="gr3" draw:text-style-name="P1" draw:layer="layout" svg:x1="9.4cm" svg:y1="6.7cm" svg:x2="10.5cm" svg:y2="6.7cm">
          <text:p/>
        </draw:line>
        <draw:custom-shape draw:style-name="gr2" draw:text-style-name="P1" draw:layer="layout" svg:width="2.4cm" svg:height="1.5cm" svg:x="1cm" svg:y="8.2cm">
          <text:p text:style-name="P1">Abort g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5cm" svg:x="4.3cm" svg:y="8.2cm">
          <text:p text:style-name="P1">sure_about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9cm" svg:x2="4.3cm" svg:y2="9cm">
          <text:p/>
        </draw:line>
        <draw:frame draw:style-name="gr8" draw:text-style-name="P2" draw:layer="layout" svg:width="5.2cm" svg:height="0.9cm" svg:x="9.4cm" svg:y="8.5cm">
          <draw:text-box>
            <text:p text:style-name="P2"><text:span text:style-name="T1">Ukončí aktuálnu hru</text:span></text:p>
          </draw:text-box>
        </draw:frame>
        <draw:line draw:style-name="gr3" draw:text-style-name="P1" draw:layer="layout" svg:x1="8.4cm" svg:y1="8.9cm" svg:x2="9.6cm" svg:y2="8.9cm">
          <text:p/>
        </draw:line>
        <draw:custom-shape draw:style-name="gr2" draw:text-style-name="P1" draw:layer="layout" svg:width="2.8cm" svg:height="1.4cm" svg:x="1cm" svg:y="10.4cm">
          <text:p text:style-name="P1">Replay g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4cm" svg:x="4.6cm" svg:y="10.4cm">
          <text:p text:style-name="P1">insert_gamecode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cm" svg:y1="11.2cm" svg:x2="4.7cm" svg:y2="11.2cm">
          <text:p/>
        </draw:line>
        <draw:line draw:style-name="gr3" draw:text-style-name="P1" draw:layer="layout" svg:x1="10.2cm" svg:y1="11.2cm" svg:x2="19.2cm" svg:y2="9.9cm">
          <text:p/>
        </draw:line>
        <draw:custom-shape draw:style-name="gr2" draw:text-style-name="P1" draw:layer="layout" svg:width="1.8cm" svg:height="1.4cm" svg:x="1cm" svg:y="12.6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3cm" svg:x="3.9cm" svg:y="12.7cm">
          <text:p text:style-name="P1">set_delay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4cm" svg:x2="3.9cm" svg:y2="13.4cm">
          <text:p/>
        </draw:line>
        <draw:frame draw:style-name="gr9" draw:text-style-name="P2" draw:layer="layout" svg:width="4.7cm" svg:height="0.806cm" svg:x="8.2cm" svg:y="13cm">
          <draw:text-box>
            <text:p text:style-name="P2"><text:span text:style-name="T1">Zmení dĺžku kroku</text:span></text:p>
          </draw:text-box>
        </draw:frame>
        <draw:line draw:style-name="gr3" draw:text-style-name="P1" draw:layer="layout" svg:x1="7.4cm" svg:y1="13.4cm" svg:x2="8.4cm" svg:y2="13.4cm">
          <text:p/>
        </draw:line>
        <draw:custom-shape draw:style-name="gr2" draw:text-style-name="P1" draw:layer="layout" svg:width="2.5cm" svg:height="1.4cm" svg:x="1cm" svg:y="14.6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1.4cm" svg:x="4.3cm" svg:y="14.6cm">
          <text:p text:style-name="P1">settings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15.4cm" svg:x2="4.3cm" svg:y2="15.4cm">
          <text:p/>
        </draw:line>
        <draw:custom-shape draw:style-name="gr10" draw:text-style-name="P1" draw:layer="layout" svg:width="7.7cm" svg:height="1.3cm" svg:x="1cm" svg:y="16.6cm">
          <text:p text:style-name="P1">Požiadavka na sieťovú hr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cm" svg:x="9.6cm" svg:y="16.7cm">
          <text:p text:style-name="P1">ngame_demand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7.3cm" svg:x2="9.6cm" svg:y2="17.3cm">
          <text:p/>
        </draw:line>
        <draw:frame draw:style-name="gr8" draw:text-style-name="P2" draw:layer="layout" svg:width="3.3cm" svg:height="0.9cm" svg:x="16cm" svg:y="16.9cm">
          <draw:text-box>
            <text:p text:style-name="P2"><text:span text:style-name="T1">Sieťová hra</text:span></text:p>
          </draw:text-box>
        </draw:frame>
        <draw:line draw:style-name="gr3" draw:text-style-name="P1" draw:layer="layout" svg:x1="15.1cm" svg:y1="17.3cm" svg:x2="16.2cm" svg:y2="17.3cm">
          <text:p/>
        </draw:line>
        <draw:custom-shape draw:style-name="gr2" draw:text-style-name="P1" draw:layer="layout" svg:width="2.6cm" svg:height="1.4cm" svg:x="1cm" svg:y="18.4cm">
          <text:p text:style-name="P1">About g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4.5cm" svg:y="18.4cm">
          <text:p text:style-name="P1">about.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cm" svg:y1="19.1cm" svg:x2="4.6cm" svg:y2="19.1cm">
          <text:p/>
        </draw:line>
        <draw:frame draw:style-name="gr11" draw:text-style-name="P2" draw:layer="layout" svg:width="6.9cm" svg:height="0.806cm" svg:x="7.8cm" svg:y="18.8cm">
          <draw:text-box>
            <text:p text:style-name="P2"><text:span text:style-name="T1">Zobrazí info o hre a autoroch</text:span></text:p>
          </draw:text-box>
        </draw:frame>
        <draw:line draw:style-name="gr3" draw:text-style-name="P1" draw:layer="layout" svg:x1="6.9cm" svg:y1="19.2cm" svg:x2="8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án Ďanovský</meta:initial-creator>
    <meta:creation-date>2013-05-08T08:54:25</meta:creation-date>
    <dc:date>2013-05-08T09:35:22</dc:date>
    <dc:creator>Ján Ďanovský</dc:creator>
    <meta:editing-duration>PT10M</meta:editing-duration>
    <meta:editing-cycles>3</meta:editing-cycles>
    <meta:generator>LibreOffice/3.5$Linux_x86 LibreOffice_project/350m1$Build-2</meta:generator>
    <meta:document-statistic meta:object-count="50"/>
  </office:meta>
</office:document-meta>
</file>